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10.128cm"/>
    </style:style>
    <style:style style:name="co4" style:family="table-column">
      <style:table-column-properties fo:break-before="auto" style:column-width="0.591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19.812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1.154cm"/>
    </style:style>
    <style:style style:name="co9" style:family="table-column">
      <style:table-column-properties fo:break-before="auto" style:column-width="1.295cm"/>
    </style:style>
    <style:style style:name="co10" style:family="table-column">
      <style:table-column-properties fo:break-before="auto" style:column-width="5.403cm"/>
    </style:style>
    <style:style style:name="co11" style:family="table-column">
      <style:table-column-properties fo:break-before="auto" style:column-width="25.751cm"/>
    </style:style>
    <style:style style:name="co12" style:family="table-column">
      <style:table-column-properties fo:break-before="auto" style:column-width="2.589cm"/>
    </style:style>
    <style:style style:name="co13" style:family="table-column">
      <style:table-column-properties fo:break-before="auto" style:column-width="2.103cm"/>
    </style:style>
    <style:style style:name="co14" style:family="table-column">
      <style:table-column-properties fo:break-before="auto" style:column-width="4.727cm"/>
    </style:style>
    <style:style style:name="co15" style:family="table-column">
      <style:table-column-properties fo:break-before="auto" style:column-width="24.146cm"/>
    </style:style>
    <style:style style:name="co16" style:family="table-column">
      <style:table-column-properties fo:break-before="auto" style:column-width="2.191cm"/>
    </style:style>
    <style:style style:name="co17" style:family="table-column">
      <style:table-column-properties fo:break-before="auto" style:column-width="3.88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606cm"/>
    </style:style>
    <style:style style:name="co20" style:family="table-column">
      <style:table-column-properties fo:break-before="auto" style:column-width="4.106cm"/>
    </style:style>
    <style:style style:name="co21" style:family="table-column">
      <style:table-column-properties fo:break-before="auto" style:column-width="5.689cm"/>
    </style:style>
    <style:style style:name="co22" style:family="table-column">
      <style:table-column-properties fo:break-before="auto" style:column-width="27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IARIA">
      <style:table-properties table:display="true" style:writing-mode="lr-tb"/>
    </style:style>
    <style:style style:name="ta3" style:family="table" style:master-page-name="PageStyle_5f_JUGADOR">
      <style:table-properties table:display="true" style:writing-mode="lr-tb"/>
    </style:style>
    <style:style style:name="ta4" style:family="table" style:master-page-name="PageStyle_5f_ITEMS">
      <style:table-properties table:display="true" style:writing-mode="lr-tb"/>
    </style:style>
    <style:style style:name="ta5" style:family="table" style:master-page-name="PageStyle_5f_TRAMPAS">
      <style:table-properties table:display="true" style:writing-mode="lr-tb"/>
    </style:style>
    <style:style style:name="ta6" style:family="table" style:master-page-name="PageStyle_5f_CONDICION_20_DE_20_VICTORIA">
      <style:table-properties table:display="true" style:writing-mode="lr-tb"/>
    </style:style>
    <number:text-style style:name="N100">
      <number:text-content/>
    </number:text-style>
    <number:text-style style:name="N8100" number:language="es" number:country="E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diciones de victori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so1</text:p>
          </table:table-cell>
          <table:table-cell office:value-type="string">
            <text:p>paso2</text:p>
          </table:table-cell>
          <table:table-cell office:value-type="string">
            <text:p>paso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</table:table>
      <table:table table:name="DIARIA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21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LUVIA TORRENCIA</text:p>
          </table:table-cell>
          <table:table-cell office:value-type="string">
            <text:p>DURANTE ESTE DIA OBTIENES 1 PUNTO MAS DE AGUA EN CADA BUSQUEDA Y EL MOVE CUESTA 1 MA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SEQUIA</text:p>
          </table:table-cell>
          <table:table-cell office:value-type="string">
            <text:p>TUS BUSQUEDAS DE AGUA RESULTAN INUTILES <text:s/>DURANTE ESE DIA</text:p>
          </table:table-cell>
          <table:table-cell table:number-columns-repeated="102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SIN TECHO</text:p>
          </table:table-cell>
          <table:table-cell office:value-type="string">
            <text:p>EL VALOR DE REFUGIO DE LAS CASILLAS SE REDUCE A LA MITAD REDONDEANDO A LA BAJA</text:p>
          </table:table-cell>
          <table:table-cell table:number-columns-repeated="102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UN DIA DE PERROS</text:p>
          </table:table-cell>
          <table:table-cell office:value-type="string">
            <text:p>LA ORGANIZACIÓN SUELTA 1D10 BICHOS EN CASILLAS ALEATORIAS QUE ATACARAN AL JUGADOR MAS CERCANO</text:p>
          </table:table-cell>
          <table:table-cell table:number-columns-repeated="102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L DIA DE LA BESTIA</text:p>
          </table:table-cell>
          <table:table-cell office:value-type="string">
            <text:p>LA ORGANIZACIÓN SUELTA AL MEGABICHOS</text:p>
          </table:table-cell>
          <table:table-cell table:number-columns-repeated="102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CARITAS</text:p>
          </table:table-cell>
          <table:table-cell office:value-type="string">
            <text:p>LA ORGANIZACIÓN PONE 1D6 MOCHILAS EN CASILLAS ALEATORIAS DE ARMAS DE NIVEL 3 CON BICHOS DEFENDIENDO</text:p>
          </table:table-cell>
          <table:table-cell table:number-columns-repeated="102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MUNDO DE GULLIVER</text:p>
          </table:table-cell>
          <table:table-cell office:value-type="string">
            <text:p>EL ESCENARIO SE VA REDUCIENDO A RITMO DE 1 COLUMNA Y 1 FILA POR TURNO DURANTE 1 DIA PERMANENTE SI TE PILLA TE MATA</text:p>
          </table:table-cell>
          <table:table-cell table:number-columns-repeated="102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LA AUDICIENCIA QUIERE SANGRE</text:p>
          </table:table-cell>
          <table:table-cell office:value-type="string">
            <text:p>CADA JUGADOR SE ENFRENTE A UN BICHO</text:p>
          </table:table-cell>
          <table:table-cell table:number-columns-repeated="1021"/>
        </table:table-row>
        <table:table-row table:style-name="ro2">
          <table:table-cell table:formula="of:=[.A9]+1" office:value-type="float" office:value="9">
            <text:p>9</text:p>
          </table:table-cell>
          <table:table-cell/>
          <table:table-cell office:value-type="string">
            <text:p>AL FINAL DE CADA TURNO CADA JUGADOR ROBA UNA CARTA TRAMPA QUE LE AFECTARA <text:s/>A EL.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CORTE PUBLICITARIO</text:p>
          </table:table-cell>
          <table:table-cell office:value-type="string">
            <text:p>NO SE ROBAN CARTAS DE EVENTOS DE JUGADOR DURANTE ESTE DIA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COMBATE DE GLADIADORES</text:p>
          </table:table-cell>
          <table:table-cell office:value-type="string">
            <text:p>LA ORGANIZACIÓN RETIRA TODAS LAS ARMAS A DISTANCIAS Y DURANTE ESTE DIA NO PUEDES CONSEGUIR ARMAS DE ESTE TIPO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DIA DEL FRANCOTIRADOR</text:p>
          </table:table-cell>
          <table:table-cell office:value-type="string">
            <text:p>LA ORGANIZACIÓN RETIRA TODAS LAS ARMAS CUERPO A CUERPO Y NO PUEDES CONSEGUIR NINGUNA DE ESTE TIPO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DIA ACIAGO</text:p>
          </table:table-cell>
          <table:table-cell office:value-type="string">
            <text:p>TODOS LOS JUGADORES PIERDEN EL CONTENIDO DE SU MOCHILA, PERO CONSERVA <text:s/>LA MOCHILA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PANICO</text:p>
          </table:table-cell>
          <table:table-cell office:value-type="string">
            <text:p>TODOS LOS JUGADORES +2 AL NIVEL DE PANICO.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LA FRECUENCIA DE APARICION DE BICHOS SE INCREMENTA EN 1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APARECE UN BICHO AL FINAL DE CADA TURNO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SE ROBA EVENTO DE JUGADOR AL FINAL DE CADA TURNO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cendio</text:p>
          </table:table-cell>
          <table:table-cell office:value-type="string">
            <text:p>Incencio (evento unico)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olcan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 hora de las noticias'</text:p>
          </table:table-cell>
          <table:table-cell office:value-type="string">
            <text:p>se lleva a todos los jugadores a la misma casilla a luchar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GADOR" table:style-name="ta3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7" table:number-columns-repeated="1018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FREC.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QUÍ HUELE A PODRIDO</text:p>
          </table:table-cell>
          <table:table-cell office:value-type="string">
            <text:p>TE DAS CUENTA DE QUE LA COMIDA DE TU MOCHILA HUELE A PODRIA, -2 UDS DE COMIDA</text:p>
          </table:table-cell>
          <table:table-cell table:number-columns-repeated="1020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OPIEZAS Y CAE AL SUELO, AL LEVANTARTE TE DAS CUENTA DE QUE ES UN ARMA, ROBA UNA CARTA DE ARMAS TIPO DE LA CASILLA EN LA QUE ESTES</text:p>
          </table:table-cell>
          <table:table-cell table:number-columns-repeated="1020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ES ALGO EXTRAÑO EN EL SUELO TE ACERCAS Y ES UN ITEM ROBA UNA CARTA DE ITEM</text:p>
          </table:table-cell>
          <table:table-cell table:number-columns-repeated="1020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URANTE LA SIGUIENTE FASE TUS ACCIONES DE MOVIMIENTOS CUESTAN 1 PUNTO MAS</text:p>
          </table:table-cell>
          <table:table-cell table:number-columns-repeated="1020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TACADO POR UN ….</text:p>
          </table:table-cell>
          <table:table-cell table:number-columns-repeated="1020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U MOCHILA SE TRABA EN XXXXX Y PIERDES 2 OBJETOS (A ELEGIR POR EL JUGADOR)</text:p>
          </table:table-cell>
          <table:table-cell table:number-columns-repeated="1020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MENTO DE CALMA RESTAS 1 AL PANIC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QUE HA SIDO ESO</text:p>
          </table:table-cell>
          <table:table-cell office:value-type="string">
            <text:p>ALGO SE HA MOVIDO A TU ALREDEDOR, TE PONES NERVIOSO, +1 A PANICO</text:p>
          </table:table-cell>
          <table:table-cell table:number-columns-repeated="1020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ERDIDO</text:p>
          </table:table-cell>
          <table:table-cell office:value-type="string">
            <text:p>TE MUEVES 4 CASILLA EN LA DIRECCION QUE TE INDIQUE UN DADO DE 6 (MIRAR PLANTILLA DE MOVIMIENTO)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OBA DOS CARTAS DE EVENTOS DE JUGADOR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 SUCEDE NADA, POR AHORA…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IERDAS -2 AGUA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RAMPA PIERDES TU SIGUIENTE FASE 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AGUA</text:p>
          </table:table-cell>
          <table:table-cell table:number-columns-repeated="1020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COMIDA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FAVORITO DEL PUBLICO</text:p>
          </table:table-cell>
          <table:table-cell office:value-type="string">
            <text:p>LA ORGANIZACIÓN TE HACE LLEGAR UN PAQUETE CURATIVO DE USO INSTANTANEO, CURA 1 PUNTO DE VIDA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DIADO DEL PUBLICO</text:p>
          </table:table-cell>
          <table:table-cell office:value-type="string">
            <text:p>PIERDES UN DADO 1D4 OBJETOS DE LA MOCHILA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ARGA -1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ombate -1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iciativa -1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DEFENSA -1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OJITO DERECHO DEL DIRECTOR</text:p>
          </table:table-cell>
          <table:table-cell office:value-type="string">
            <text:p>TE PERMITE VER LA SIGUIENTE CARTA DE EVENTO DIARIO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NOMINA A UN RIVAL</text:p>
          </table:table-cell>
          <table:table-cell office:value-type="string">
            <text:p>EL JUGADOR NOMINADO POR TI PIERDE 1D4 DE LA MOCHILA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BERSERK</text:p>
          </table:table-cell>
          <table:table-cell office:value-type="string">
            <text:p>PUES ESO PIERDES LA MOCHILA ENTERA Y no puedes acumular agua ni comida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ERDES LA MITAD REDONDEANDO AL AZA DE TUS PUNTOS DE ACCION DURANTE UNA FASE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UTILIZAR EL ARMA QUE TIENES EN LAS MANOS</text:p>
          </table:table-cell>
          <table:table-cell table:number-columns-repeated="1020"/>
        </table:table-row>
        <table:table-row table:style-name="ro2">
          <table:table-cell/>
          <table:table-cell table:formula="of:=SUM([.B2:.B27])" office:value-type="float" office:value="101">
            <text:p>101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" table:style-name="ta4" table:print="false">
        <office:forms form:automatic-focus="false" form:apply-design-mode="false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TIQUIN</text:p>
          </table:table-cell>
          <table:table-cell office:value-type="string">
            <text:p>CURA 2 PUNTOS DE VIDA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ALMANTE</text:p>
          </table:table-cell>
          <table:table-cell office:value-type="string">
            <text:p>DISMINUYE EN 2 PUNTOS TU NIVEL DE PANICO</text:p>
          </table:table-cell>
          <table:table-cell table:number-columns-repeated="1020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RISMATICOS</text:p>
          </table:table-cell>
          <table:table-cell office:value-type="string">
            <text:p>PUEDES LEVANTAR UN TILE ADYACENTE</text:p>
          </table:table-cell>
          <table:table-cell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NTIMPLORA</text:p>
          </table:table-cell>
          <table:table-cell office:value-type="string">
            <text:p>AGUA +1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IG MAC</text:p>
          </table:table-cell>
          <table:table-cell office:value-type="string">
            <text:p>COMIDA +1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OCHILA</text:p>
          </table:table-cell>
          <table:table-cell office:value-type="string">
            <text:p>RECUPERAS LA MOCHILA SINO LA TENIAS Y SINO +1 A CAPACIDAD DE CARG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PS</text:p>
          </table:table-cell>
          <table:table-cell office:value-type="string">
            <text:p>EL COSTE DE DESPLAZAMIENTO SE REDUCE EN 1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IENDA DE CAMPAÑA</text:p>
          </table:table-cell>
          <table:table-cell office:value-type="string">
            <text:p>TU TIRADA DE DADOS PARA REFUGIO SE INCREMENTA EN 1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NAVAJA MULTIUSOS</text:p>
          </table:table-cell>
          <table:table-cell office:value-type="string">
            <text:p>TUS DADOS PARA CREAR ARMAS SE INCREMENTAN EN 1</text:p>
          </table:table-cell>
          <table:table-cell table:number-columns-repeated="1020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EQUIPO DE TRAMPERO</text:p>
          </table:table-cell>
          <table:table-cell office:value-type="string">
            <text:p>TUS DADOS PARA BUSCAR COMIDA SE INCREMENTAN EN 1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formula="of:=[RecompensasEspeciales.A31]+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UPA DE CUERO</text:p>
          </table:table-cell>
          <table:table-cell office:value-type="string">
            <text:p>1 DADOS PARA LA DEFENSA DIF 5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ILBATO ULTRASONIDO</text:p>
          </table:table-cell>
          <table:table-cell office:value-type="string">
            <text:p>1 SOLO USO, DURANTE EL RESTO DEL DIA EL BICHO TE IGNORA Y NO TE PERSIGUE.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PRAY</text:p>
          </table:table-cell>
          <table:table-cell office:value-type="string">
            <text:p>UN SOLO USO PUEDES HUIR ANTES DE RECIBIR EL PRIMER ATAQUE, ES UN ÉXITO AUTOMATICO PERO sufres los efectos de la huida</text:p>
          </table:table-cell>
          <table:table-cell table:number-columns-repeated="1020"/>
        </table:table-row>
        <table:table-row table:style-name="ro2">
          <table:table-cell/>
          <table:table-cell table:formula="of:=SUM([.B1:.B15])" office:value-type="float" office:value="36">
            <text:p>36</text:p>
          </table:table-cell>
          <table:table-cell table:number-columns-repeated="1022"/>
        </table:table-row>
        <table:table-row table:style-name="ro2" table:number-rows-repeated="14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mpensasEspecia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ce1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"/>
          <table:table-cell table:style-name="Excel_20_Built-in_20_Normal" table:number-columns-repeated="1014"/>
        </table:table-row>
        <table:table-row table:style-name="ro2">
          <table:table-cell/>
          <table:table-cell office:value-type="string">
            <text:p>nº</text:p>
          </table:table-cell>
          <table:table-cell office:value-type="string">
            <text:p>tipo</text:p>
          </table:table-cell>
          <table:table-cell office:value-type="string">
            <text:p>Nombre</text:p>
          </table:table-cell>
          <table:table-cell office:value-type="string">
            <text:p>frecuencia </text:p>
          </table:table-cell>
          <table:table-cell office:value-type="string">
            <text:p>efecto</text:p>
          </table:table-cell>
          <table:table-cell office:value-type="string">
            <text:p>detalles</text:p>
          </table:table-cell>
          <table:table-cell table:number-columns-repeated="3"/>
          <table:table-cell table:style-name="Excel_20_Built-in_20_Normal"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ma</text:p>
          </table:table-cell>
          <table:table-cell office:value-type="string">
            <text:p>Pistola</text:p>
          </table:table-cell>
          <table:table-cell office:value-type="float" office:value="2">
            <text:p>2</text:p>
          </table:table-cell>
          <table:table-cell office:value-type="string">
            <text:p>1/3+ <text:s/>/+1 INI</text:p>
          </table:table-cell>
          <table:table-cell table:number-columns-repeated="3"/>
          <table:table-cell office:value-type="string">
            <text:p>Armas: dados extra/valor éxito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rma</text:p>
          </table:table-cell>
          <table:table-cell office:value-type="string">
            <text:p>Motosierra</text:p>
          </table:table-cell>
          <table:table-cell office:value-type="float" office:value="2">
            <text:p>2</text:p>
          </table:table-cell>
          <table:table-cell office:value-type="string">
            <text:p>4/4+ (-2 iniciativa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rma</text:p>
          </table:table-cell>
          <table:table-cell office:value-type="string">
            <text:p>Katana</text:p>
          </table:table-cell>
          <table:table-cell office:value-type="float" office:value="2">
            <text:p>2</text:p>
          </table:table-cell>
          <table:table-cell office:value-type="string">
            <text:p>2/3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ma</text:p>
          </table:table-cell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office:value-type="string">
            <text:p>4/3+ +( 1/3)</text:p>
          </table:table-cell>
          <table:table-cell office:value-type="string">
            <text:p>Un solo uso. Ataque especial que se resuelve antes de iniciar la primera subfase de combate. Hace un ataque con el primer perfil al blanco elegido con el jugador y un ataque con el segundo perfil a cada uno de los restantes participantes incluido el propio jugador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rma</text:p>
          </table:table-cell>
          <table:table-cell office:value-type="string">
            <text:p>Escopeta</text:p>
          </table:table-cell>
          <table:table-cell office:value-type="float" office:value="2">
            <text:p>2</text:p>
          </table:table-cell>
          <table:table-cell office:value-type="string">
            <text:p>3/ 4+ (+1 ini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rmadura</text:p>
          </table:table-cell>
          <table:table-cell office:value-type="string">
            <text:p>Armadura ceramica</text:p>
          </table:table-cell>
          <table:table-cell office:value-type="float" office:value="3">
            <text:p>3</text:p>
          </table:table-cell>
          <table:table-cell office:value-type="string">
            <text:p>2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rmadura</text:p>
          </table:table-cell>
          <table:table-cell office:value-type="string">
            <text:p>Kevlar</text:p>
          </table:table-cell>
          <table:table-cell office:value-type="float" office:value="3">
            <text:p>3</text:p>
          </table:table-cell>
          <table:table-cell office:value-type="string">
            <text:p>1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ecovery</text:p>
          </table:table-cell>
          <table:table-cell office:value-type="string">
            <text:p>Botiquin bueno</text:p>
          </table:table-cell>
          <table:table-cell office:value-type="float" office:value="3">
            <text:p>3</text:p>
          </table:table-cell>
          <table:table-cell office:value-type="string">
            <text:p>Cura todo el dañ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Recovery</text:p>
          </table:table-cell>
          <table:table-cell office:value-type="string">
            <text:p>Cigarrito de despues</text:p>
          </table:table-cell>
          <table:table-cell office:value-type="float" office:value="3">
            <text:p>3</text:p>
          </table:table-cell>
          <table:table-cell office:value-type="string">
            <text:p>Cura todo el pani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combat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defens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iniciativ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supervivenci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improvisacio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busc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carg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movimient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vida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SUM([.E3:.E20])" office:value-type="float" office:value="39">
            <text:p>39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Excel_20_Built-in_20_Normal" table:number-columns-repeated="5"/>
          <table:table-cell table:style-name="ce2"/>
          <table:table-cell table:style-name="Excel_20_Built-in_20_Normal" table:number-columns-repeated="4"/>
          <table:table-cell table:number-columns-repeated="1014"/>
        </table:table-row>
        <table:table-row table:style-name="ro2">
          <table:table-cell table:style-name="Excel_20_Built-in_20_Normal"/>
          <table:table-cell table:style-name="Excel_20_Built-in_20_Normal" table:number-columns-repeated="4"/>
          <table:table-cell table:style-name="ce2"/>
          <table:table-cell table:style-name="Excel_20_Built-in_20_Normal" table:number-columns-repeated="4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PAS" table:style-name="ta5" table:print="false">
        <office:forms form:automatic-focus="false" form:apply-design-mode="false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EPO</text:p>
          </table:table-cell>
          <table:table-cell office:value-type="string">
            <text:p>TUS PUNTOS DE ACCION SE REDUCEN EN 3 HASTA QUE DESCANSES CON EXISTO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UANTE BLANCO</text:p>
          </table:table-cell>
          <table:table-cell office:value-type="string">
            <text:p>ROBAS UN OBJETO A UN JUGADOR NO EQUIPADO</text:p>
          </table:table-cell>
          <table:table-cell table:number-columns-repeated="1020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USTO</text:p>
          </table:table-cell>
          <table:table-cell office:value-type="string">
            <text:p>TU NIVEL DE PANICO INCREMENTA EN 1</text:p>
          </table:table-cell>
          <table:table-cell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ERDES LA ARMADURA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ENENO</text:p>
          </table:table-cell>
          <table:table-cell office:value-type="string">
            <text:p>REDUCES TUS ATRIBUTOS DE COMBATE EN 1 HASTA QUE DESCANSES CON ÉXITO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 PUEDES ATACAR HASTA QUE DESCANSES CON ÉXITO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 PUEDES HUIR DURANTE EL RESTO DEL DIA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FRAGANCIA</text:p>
          </table:table-cell>
          <table:table-cell office:value-type="string">
            <text:p>TODOS LOS BICHOS QUE TE PERSIGAN DOBLAN SU MOVIMIENTO DURANTE UN TURN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O PUEDES MOVERTE Y BUSCAR REFUGIO DURANTE EL RESTO DEL DIA</text:p>
          </table:table-cell>
          <table:table-cell table:number-columns-repeated="1020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ESPISTADO</text:p>
          </table:table-cell>
          <table:table-cell office:value-type="string">
            <text:p>EL JUGADOR CON MENOS PUNTOS LE ROBA UN OBJETO DE LA MOCHILA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N MUNICION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N FILO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EÑUELO</text:p>
          </table:table-cell>
          <table:table-cell office:value-type="string">
            <text:p>DURANTE LA SIGUIENTE FASE EL JUGADOR OBJETIVO SE MUEVE EN LA DIRECCION QUE TU INDIQUES 2 CASILLAS SIN IMPORTAR TERRENO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ATOSO</text:p>
          </table:table-cell>
          <table:table-cell office:value-type="string">
            <text:p>ROBAS UNA CARTA DE TRAMPA Y TE LA APLICAS A TI</text:p>
          </table:table-cell>
          <table:table-cell table:number-columns-repeated="1020"/>
        </table:table-row>
        <table:table-row table:style-name="ro2">
          <table:table-cell/>
          <table:table-cell table:formula="of:=SUM([.B1:.B14])" office:value-type="float" office:value="41">
            <text:p>41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ICION DE VICTORIA (obsoleto)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13" table:number-columns-repeated="1021" table:default-cell-style-name="Excel_20_Built-in_20_Normal"/>
        <table:table-row table:style-name="ro2">
          <table:table-cell table:number-columns-repeated="3"/>
          <table:table-cell office:value-type="string">
            <text:p>DURACION</text:p>
          </table:table-cell>
          <table:table-cell table:number-columns-repeated="1020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IEMPRE ACTIVO</text:p>
          </table:table-cell>
          <table:table-cell office:value-type="string">
            <text:p>GANA EL PRIMERO QUE LLEGUE AL NUMERO DE MUERTES DE JUGADORES IGUAL AL RESTO DE PARTICIPANTES SI JUEGAN 4 A 3, 5 A 4 ETC… SIN CONTAR LOS QUE ENTREN DESPUE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REY DE LA MONTAÑA</text:p>
          </table:table-cell>
          <table:table-cell office:value-type="string">
            <text:p>EL QUE PRIMERO LLEGUE AL PUNTO A Y AGUANTE 1 DIA ENTER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RECOMPENSA</text:p>
          </table:table-cell>
          <table:table-cell office:value-type="string">
            <text:p>RECIBES UN ITEM POR COMBATE PARTICIPADO CONTRA JUGADOR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COMBATIVO</text:p>
          </table:table-cell>
          <table:table-cell office:value-type="string">
            <text:p>ERES ATACADO POR UN BICHO AL AZAR SI DURANTE ESE DIA NO HAS PARTICIPADO EN COMBATE CONTRA OTRO JUGADOR, EN LA FASE DE MANTENIMIENTO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SIN DESCANSO</text:p>
          </table:table-cell>
          <table:table-cell office:value-type="string">
            <text:p>NO PUEDES DESCANSAR SINO PARTICIPAS EN UN COMBATE CONTRA OTRO JUGAD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CAZADOR</text:p>
          </table:table-cell>
          <table:table-cell office:value-type="string">
            <text:p>MATAR 3 BESTIA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GUERRERO</text:p>
          </table:table-cell>
          <table:table-cell office:value-type="string">
            <text:p>DERROTAR UN ENEMIGO ARMADO CON NIVEL 3 CON ARMAS DE NIVEL 1 Y SIN ARMADUR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10/10/2015</text:date>, <text:time>20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ICION_20_DE_20_VICTORIA" style:display-name="PageStyle_CONDICION DE VICT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RIA" style:display-name="PageStyle_DI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GADOR" style:display-name="PageStyle_JUGAD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MPAS" style:display-name="PageStyle_TRAM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0T20:11:07.21</dc:date>
    <meta:generator>OpenOffice/4.1.1$Win32 OpenOffice.org_project/411m6$Build-9775</meta:generator>
    <meta:editing-duration>PT1H42M41S</meta:editing-duration>
    <meta:editing-cycles>6</meta:editing-cycles>
    <meta:document-statistic meta:table-count="7" meta:cell-count="376" meta:object-count="0"/>
  </office:meta>
</office:document-meta>
</file>